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723" officeooo:paragraph-rsid="00019723"/>
    </style:style>
    <style:style style:name="P2" style:family="paragraph" style:parent-style-name="Standard" style:list-style-name="L1">
      <style:text-properties fo:font-size="10pt" officeooo:rsid="0001a92e" officeooo:paragraph-rsid="0001a92e" style:font-size-asian="8.75pt" style:font-size-complex="10pt"/>
    </style:style>
    <style:style style:name="P3" style:family="paragraph" style:parent-style-name="Standard" style:list-style-name="L3">
      <style:text-properties fo:font-size="10pt" officeooo:rsid="0001a92e" officeooo:paragraph-rsid="0001a92e" style:font-size-asian="8.75pt" style:font-size-complex="10pt"/>
    </style:style>
    <style:style style:name="P4" style:family="paragraph" style:parent-style-name="Standard" style:list-style-name="L3">
      <style:text-properties fo:font-size="10pt" officeooo:rsid="0003624c" officeooo:paragraph-rsid="0003624c" style:font-size-asian="8.75pt" style:font-size-complex="10pt"/>
    </style:style>
    <style:style style:name="P5" style:family="paragraph" style:parent-style-name="Standard" style:list-style-name="L3">
      <style:text-properties fo:font-size="10pt" officeooo:rsid="00046e20" officeooo:paragraph-rsid="00046e20" style:font-size-asian="8.75pt" style:font-size-complex="10pt"/>
    </style:style>
    <style:style style:name="P6" style:family="paragraph" style:parent-style-name="Standard" style:list-style-name="L1">
      <style:text-properties fo:font-size="10pt" officeooo:rsid="000807a1" officeooo:paragraph-rsid="000807a1" style:font-size-asian="8.75pt" style:font-size-complex="10pt"/>
    </style:style>
    <style:style style:name="P7" style:family="paragraph" style:parent-style-name="Standard">
      <style:text-properties fo:font-size="10pt" officeooo:rsid="000c9cd0" officeooo:paragraph-rsid="000c9cd0" style:font-size-asian="8.75pt" style:font-size-complex="10pt"/>
    </style:style>
    <style:style style:name="P8" style:family="paragraph" style:parent-style-name="Standard" style:list-style-name="L3">
      <style:text-properties fo:font-size="10pt" officeooo:rsid="00129a17" officeooo:paragraph-rsid="00129a17" style:font-size-asian="8.75pt" style:font-size-complex="10pt"/>
    </style:style>
    <style:style style:name="P9" style:family="paragraph" style:parent-style-name="Standard" style:list-style-name="L5">
      <style:text-properties fo:font-size="10pt" style:text-underline-style="none" officeooo:rsid="0011a37a" officeooo:paragraph-rsid="0011a37a" style:font-size-asian="10pt" style:font-size-complex="10pt"/>
    </style:style>
    <style:style style:name="P10" style:family="paragraph" style:parent-style-name="Standard">
      <style:text-properties fo:font-size="10pt" style:text-underline-style="none" officeooo:rsid="0011a37a" officeooo:paragraph-rsid="0011a37a" style:font-size-asian="10pt" style:font-size-complex="10pt"/>
    </style:style>
    <style:style style:name="P11" style:family="paragraph" style:parent-style-name="Standard" style:list-style-name="L5">
      <style:text-properties fo:font-size="10pt" style:text-underline-style="none" officeooo:rsid="00199c4d" officeooo:paragraph-rsid="00199c4d" style:font-size-asian="10pt" style:font-size-complex="10pt"/>
    </style:style>
    <style:style style:name="P12" style:family="paragraph" style:parent-style-name="Standard" style:list-style-name="L1">
      <style:text-properties fo:font-size="10pt" officeooo:paragraph-rsid="000807a1" style:font-size-asian="10pt" style:font-size-complex="10pt"/>
    </style:style>
    <style:style style:name="P13" style:family="paragraph" style:parent-style-name="Standard" style:list-style-name="L3">
      <style:text-properties officeooo:paragraph-rsid="0001a92e"/>
    </style:style>
    <style:style style:name="P14" style:family="paragraph" style:parent-style-name="Standard">
      <style:text-properties officeooo:rsid="000a8bda" officeooo:paragraph-rsid="000807a1"/>
    </style:style>
    <style:style style:name="P15" style:family="paragraph" style:parent-style-name="Standard">
      <style:text-properties style:text-underline-style="solid" style:text-underline-width="auto" style:text-underline-color="font-color" officeooo:rsid="000fe78b" officeooo:paragraph-rsid="000fe78b"/>
    </style:style>
    <style:style style:name="P16" style:family="paragraph" style:parent-style-name="Standard" style:list-style-name="L1">
      <style:text-properties fo:font-size="12pt" officeooo:rsid="0001a92e" officeooo:paragraph-rsid="0001a92e" style:font-size-asian="12pt" style:font-size-complex="12pt"/>
    </style:style>
    <style:style style:name="P17" style:family="paragraph" style:parent-style-name="Standard" style:list-style-name="L1">
      <style:text-properties fo:font-size="12pt" officeooo:rsid="000807a1" officeooo:paragraph-rsid="000807a1" style:font-size-asian="12pt" style:font-size-complex="12pt"/>
    </style:style>
    <style:style style:name="P18" style:family="paragraph" style:parent-style-name="Standard" style:list-style-name="L1">
      <style:text-properties fo:font-size="12pt" officeooo:rsid="000c9cd0" officeooo:paragraph-rsid="000c9cd0" style:font-size-asian="12pt" style:font-size-complex="12pt"/>
    </style:style>
    <style:style style:name="P19" style:family="paragraph" style:parent-style-name="Standard" style:list-style-name="L1">
      <style:text-properties fo:font-size="12pt" officeooo:rsid="002db883" officeooo:paragraph-rsid="002db883" style:font-size-asian="12pt" style:font-size-complex="12pt"/>
    </style:style>
    <style:style style:name="P20" style:family="paragraph" style:parent-style-name="Standard">
      <style:text-properties fo:font-size="12pt" style:text-underline-style="none" officeooo:rsid="00129a17" officeooo:paragraph-rsid="00129a17" style:font-size-asian="12pt" style:font-size-complex="12pt"/>
    </style:style>
    <style:style style:name="P21" style:family="paragraph" style:parent-style-name="Standard" style:list-style-name="L6">
      <style:text-properties fo:font-size="12pt" style:text-underline-style="none" officeooo:rsid="00152d58" officeooo:paragraph-rsid="00152d58" style:font-size-asian="12pt" style:font-size-complex="12pt"/>
    </style:style>
    <style:style style:name="P22" style:family="paragraph" style:parent-style-name="Standard">
      <style:text-properties fo:font-size="12pt" style:text-underline-style="none" officeooo:rsid="0015609b" officeooo:paragraph-rsid="0015609b" style:font-size-asian="12pt" style:font-size-complex="12pt"/>
    </style:style>
    <style:style style:name="P23" style:family="paragraph" style:parent-style-name="Standard" style:list-style-name="L7">
      <style:text-properties fo:font-size="12pt" style:text-underline-style="none" officeooo:rsid="001939ba" officeooo:paragraph-rsid="001939ba" style:font-size-asian="12pt" style:font-size-complex="12pt"/>
    </style:style>
    <style:style style:name="P24" style:family="paragraph" style:parent-style-name="Standard" style:list-style-name="L7">
      <style:text-properties fo:font-size="12pt" style:text-underline-style="none" officeooo:rsid="001b65fd" officeooo:paragraph-rsid="001b65fd" style:font-size-asian="12pt" style:font-size-complex="12pt"/>
    </style:style>
    <style:style style:name="P25" style:family="paragraph" style:parent-style-name="Standard" style:list-style-name="L7">
      <style:text-properties fo:font-size="12pt" style:text-underline-style="none" officeooo:rsid="002002fa" officeooo:paragraph-rsid="002002fa" style:font-size-asian="12pt" style:font-size-complex="12pt"/>
    </style:style>
    <style:style style:name="P26" style:family="paragraph" style:parent-style-name="Standard" style:list-style-name="L7">
      <style:text-properties fo:font-size="12pt" style:text-underline-style="none" officeooo:rsid="00202fbd" officeooo:paragraph-rsid="00202fbd" style:font-size-asian="12pt" style:font-size-complex="12pt"/>
    </style:style>
    <style:style style:name="P27" style:family="paragraph" style:parent-style-name="Standard">
      <style:text-properties fo:font-size="12pt" style:text-underline-style="none" officeooo:rsid="00202fbd" officeooo:paragraph-rsid="00202fbd" style:font-size-asian="12pt" style:font-size-complex="12pt"/>
    </style:style>
    <style:style style:name="P28" style:family="paragraph" style:parent-style-name="Standard">
      <style:text-properties fo:font-size="12pt" style:text-underline-style="none" officeooo:rsid="0020cc68" officeooo:paragraph-rsid="0020cc68" style:font-size-asian="12pt" style:font-size-complex="12pt"/>
    </style:style>
    <style:style style:name="P29" style:family="paragraph" style:parent-style-name="Standard" style:list-style-name="L8">
      <style:text-properties fo:font-size="12pt" style:text-underline-style="none" officeooo:rsid="0020cc68" officeooo:paragraph-rsid="0020cc68" style:font-size-asian="12pt" style:font-size-complex="12pt"/>
    </style:style>
    <style:style style:name="P30" style:family="paragraph" style:parent-style-name="Standard">
      <style:text-properties fo:font-size="12pt" style:text-underline-style="none" officeooo:rsid="00212b13" officeooo:paragraph-rsid="00212b13" style:font-size-asian="12pt" style:font-size-complex="12pt"/>
    </style:style>
    <style:style style:name="P31" style:family="paragraph" style:parent-style-name="Standard" style:list-style-name="L9">
      <style:text-properties fo:font-size="12pt" style:text-underline-style="none" officeooo:rsid="00212b13" officeooo:paragraph-rsid="00212b13" style:font-size-asian="12pt" style:font-size-complex="12pt"/>
    </style:style>
    <style:style style:name="P32" style:family="paragraph" style:parent-style-name="Standard" style:list-style-name="L8">
      <style:text-properties fo:font-size="12pt" style:text-underline-style="none" officeooo:rsid="00231048" officeooo:paragraph-rsid="00231048" style:font-size-asian="12pt" style:font-size-complex="12pt"/>
    </style:style>
    <style:style style:name="P33" style:family="paragraph" style:parent-style-name="Standard">
      <style:text-properties fo:font-size="12pt" style:text-underline-style="none" officeooo:rsid="0026a1f6" officeooo:paragraph-rsid="0026a1f6" style:font-size-asian="12pt" style:font-size-complex="12pt"/>
    </style:style>
    <style:style style:name="P34" style:family="paragraph" style:parent-style-name="Standard" style:list-style-name="L10">
      <style:text-properties fo:font-size="12pt" style:text-underline-style="none" officeooo:rsid="0026a1f6" officeooo:paragraph-rsid="0026a1f6" style:font-size-asian="12pt" style:font-size-complex="12pt"/>
    </style:style>
    <style:style style:name="P35" style:family="paragraph" style:parent-style-name="Standard">
      <style:text-properties fo:font-size="12pt" style:text-underline-style="none" officeooo:rsid="0027183d" officeooo:paragraph-rsid="0027183d" style:font-size-asian="12pt" style:font-size-complex="12pt"/>
    </style:style>
    <style:style style:name="P36" style:family="paragraph" style:parent-style-name="Standard" style:list-style-name="L11">
      <style:text-properties fo:font-size="12pt" style:text-underline-style="none" officeooo:rsid="00285621" officeooo:paragraph-rsid="00285621" style:font-size-asian="12pt" style:font-size-complex="12pt"/>
    </style:style>
    <style:style style:name="P37" style:family="paragraph" style:parent-style-name="Standard">
      <style:text-properties fo:font-size="12pt" style:text-underline-style="none" officeooo:rsid="00285621" officeooo:paragraph-rsid="00285621" style:font-size-asian="12pt" style:font-size-complex="12pt"/>
    </style:style>
    <style:style style:name="P38" style:family="paragraph" style:parent-style-name="Standard" style:list-style-name="L12">
      <style:text-properties fo:font-size="12pt" style:text-underline-style="none" officeooo:rsid="00285621" officeooo:paragraph-rsid="00285621" style:font-size-asian="12pt" style:font-size-complex="12pt"/>
    </style:style>
    <style:style style:name="P39" style:family="paragraph" style:parent-style-name="Standard" style:list-style-name="L11">
      <style:text-properties fo:font-size="12pt" style:text-underline-style="none" officeooo:rsid="002937de" officeooo:paragraph-rsid="002937de" style:font-size-asian="12pt" style:font-size-complex="12pt"/>
    </style:style>
    <style:style style:name="P40" style:family="paragraph" style:parent-style-name="Standard">
      <style:text-properties fo:font-size="12pt" style:text-underline-style="none" officeooo:rsid="00297409" officeooo:paragraph-rsid="00297409" style:font-size-asian="12pt" style:font-size-complex="12pt"/>
    </style:style>
    <style:style style:name="P41" style:family="paragraph" style:parent-style-name="Standard" style:list-style-name="L14">
      <style:text-properties fo:font-size="12pt" style:text-underline-style="none" officeooo:rsid="002b7d05" officeooo:paragraph-rsid="002b7d05" style:font-size-asian="12pt" style:font-size-complex="12pt"/>
    </style:style>
    <style:style style:name="P42" style:family="paragraph" style:parent-style-name="Standard">
      <style:text-properties fo:font-size="12pt" style:text-underline-style="none" officeooo:rsid="002b7d05" officeooo:paragraph-rsid="002b7d05" style:font-size-asian="12pt" style:font-size-complex="12pt"/>
    </style:style>
    <style:style style:name="P43" style:family="paragraph" style:parent-style-name="Standard">
      <style:text-properties fo:font-size="12pt" style:text-underline-style="none" officeooo:rsid="002dff97" officeooo:paragraph-rsid="002dff97" style:font-size-asian="12pt" style:font-size-complex="12pt"/>
    </style:style>
    <style:style style:name="P44" style:family="paragraph" style:parent-style-name="Standard" style:list-style-name="L15">
      <style:text-properties fo:font-size="12pt" style:text-underline-style="none" officeooo:rsid="002fc133" officeooo:paragraph-rsid="002fc133" style:font-size-asian="12pt" style:font-size-complex="12pt"/>
    </style:style>
    <style:style style:name="P45" style:family="paragraph" style:parent-style-name="Standard" style:list-style-name="L17">
      <style:text-properties fo:font-size="12pt" style:text-underline-style="none" officeooo:rsid="0032766a" officeooo:paragraph-rsid="0032766a" style:font-size-asian="12pt" style:font-size-complex="12pt"/>
    </style:style>
    <style:style style:name="P46" style:family="paragraph" style:parent-style-name="Standard">
      <style:text-properties fo:font-size="14pt" style:text-underline-style="solid" style:text-underline-width="auto" style:text-underline-color="font-color" fo:font-weight="bold" officeooo:rsid="000fe78b" officeooo:paragraph-rsid="000fe78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solid" style:text-underline-width="auto" style:text-underline-color="font-color" officeooo:rsid="000fe78b" officeooo:paragraph-rsid="000fe78b" style:font-size-asian="14pt" style:font-size-complex="14pt"/>
    </style:style>
    <style:style style:name="P48" style:family="paragraph" style:parent-style-name="Standard">
      <style:text-properties style:text-underline-style="none" officeooo:rsid="000fe78b" officeooo:paragraph-rsid="000fe78b"/>
    </style:style>
    <style:style style:name="P49" style:family="paragraph" style:parent-style-name="Standard" style:list-style-name="L3">
      <style:text-properties fo:font-size="11pt" officeooo:paragraph-rsid="0001a92e" style:font-size-asian="11pt" style:font-size-complex="11pt"/>
    </style:style>
    <style:style style:name="P50" style:family="paragraph" style:parent-style-name="Standard" style:list-style-name="L3">
      <style:text-properties fo:font-size="11pt" officeooo:rsid="0001a92e" officeooo:paragraph-rsid="0001a92e" style:font-size-asian="11pt" style:font-size-complex="11pt"/>
    </style:style>
    <style:style style:name="P51" style:family="paragraph" style:parent-style-name="Standard" style:list-style-name="L16">
      <style:text-properties fo:font-size="11pt" officeooo:rsid="000807a1" officeooo:paragraph-rsid="00317274" style:font-size-asian="11pt" style:font-size-complex="11pt"/>
    </style:style>
    <style:style style:name="T1" style:family="text">
      <style:text-properties officeooo:rsid="0001a92e"/>
    </style:style>
    <style:style style:name="T2" style:family="text">
      <style:text-properties fo:font-size="10pt" officeooo:rsid="0001a92e" style:font-size-asian="8.75pt" style:font-size-complex="10pt"/>
    </style:style>
    <style:style style:name="T3" style:family="text">
      <style:text-properties fo:font-size="10pt" officeooo:rsid="000807a1" style:font-size-asian="8.75pt" style:font-size-complex="10pt"/>
    </style:style>
    <style:style style:name="T4" style:family="text">
      <style:text-properties fo:font-size="10pt" officeooo:rsid="00314ff0" style:font-size-asian="10pt" style:font-size-complex="10pt"/>
    </style:style>
    <style:style style:name="T5" style:family="text">
      <style:text-properties officeooo:rsid="000807a1"/>
    </style:style>
    <style:style style:name="T6" style:family="text">
      <style:text-properties officeooo:rsid="001d3707"/>
    </style:style>
    <style:style style:name="T7" style:family="text">
      <style:text-properties officeooo:rsid="00242e40"/>
    </style:style>
    <style:style style:name="T8" style:family="text">
      <style:text-properties officeooo:rsid="002cb172"/>
    </style:style>
    <style:style style:name="T9" style:family="text">
      <style:text-properties officeooo:rsid="00314ff0"/>
    </style:style>
    <style:style style:name="T10" style:family="text">
      <style:text-properties officeooo:rsid="0033a0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lasses</text:p>
      <text:p text:style-name="P1"/>
      <text:list xml:id="list3500734126" text:style-name="L1">
        <text:list-item>
          <text:p text:style-name="P16">Person</text:p>
          <text:p text:style-name="P2"/>
        </text:list-item>
      </text:list>
      <text:list xml:id="list2973964019" text:style-name="L3">
        <text:list-item>
          <text:list>
            <text:list-item>
              <text:p text:style-name="P49"><text:span text:style-name="T1">Staff</text:span></text:p>
              <text:p text:style-name="P13"><text:span text:style-name="T2"/></text:p>
              <text:list>
                <text:list-item>
                  <text:p text:style-name="P4">Doctor</text:p>
                </text:list-item>
                <text:list-item>
                  <text:p text:style-name="P4">Nurses</text:p>
                </text:list-item>
                <text:list-item>
                  <text:p text:style-name="P8">Manager</text:p>
                  <text:p text:style-name="P4"/>
                </text:list-item>
              </text:list>
            </text:list-item>
            <text:list-item>
              <text:p text:style-name="P50">Resident</text:p>
              <text:p text:style-name="P3"/>
              <text:list>
                <text:list-item>
                  <text:p text:style-name="P5">Patients</text:p>
                  <text:p text:style-name="P5"/>
                </text:list-item>
              </text:list>
            </text:list-item>
          </text:list>
        </text:list-item>
      </text:list>
      <text:list xml:id="list115758362618740" text:continue-list="list3500734126" text:style-name="L1">
        <text:list-item>
          <text:p text:style-name="P17">Wards</text:p>
          <text:p text:style-name="P6"/>
        </text:list-item>
      </text:list>
      <text:list xml:id="list3397173981" text:style-name="L16">
        <text:list-item>
          <text:list>
            <text:list-item>
              <text:p text:style-name="P51">Rooms <text:s/><text:span text:style-name="T9">X </text:span><text:span text:style-name="T4">No hierarchy</text:span></text:p>
            </text:list-item>
          </text:list>
        </text:list-item>
      </text:list>
      <text:list xml:id="list115759113810384" text:continue-list="list115758362618740" text:style-name="L1">
        <text:list-item>
          <text:list>
            <text:list-header>
              <text:p text:style-name="P6"/>
              <text:list>
                <text:list-item>
                  <text:p text:style-name="P12"><text:span text:style-name="T5">Beds </text:span><text:span text:style-name="T9">X No hierarchy</text:span></text:p>
                </text:list-item>
              </text:list>
            </text:list-header>
          </text:list>
        </text:list-item>
      </text:list>
      <text:p text:style-name="P14"><text:span text:style-name="T3"/></text:p>
      <text:list xml:id="list115758832730974" text:continue-numbering="true" text:style-name="L1">
        <text:list-item>
          <text:p text:style-name="P18">Prescription</text:p>
          <text:list>
            <text:list-item>
              <text:p text:style-name="P19">MedicineBlock</text:p>
            </text:list-item>
          </text:list>
        </text:list-item>
      </text:list>
      <text:p text:style-name="P7"/>
      <text:p text:style-name="P7"/>
      <text:p text:style-name="P7"/>
      <text:p text:style-name="P46">Attributes and Methods</text:p>
      <text:p text:style-name="P7"/>
      <text:p text:style-name="P7"/>
      <text:p text:style-name="P48">Person</text:p>
      <text:p text:style-name="P15"/>
      <text:list xml:id="list2605793070" text:style-name="L5">
        <text:list-item>
          <text:p text:style-name="P9">ID</text:p>
        </text:list-item>
        <text:list-item>
          <text:p text:style-name="P11">Name</text:p>
        </text:list-item>
        <text:list-item>
          <text:p text:style-name="P9">Gender</text:p>
        </text:list-item>
      </text:list>
      <text:p text:style-name="P10"/>
      <text:p text:style-name="P20">Staff</text:p>
      <text:list xml:id="list3888117323" text:style-name="L6">
        <text:list-item>
          <text:p text:style-name="P21">Shifts</text:p>
        </text:list-item>
        <text:list-item>
          <text:p text:style-name="P21">checkDetailsOfPatient()</text:p>
          <text:p text:style-name="P21"/>
        </text:list-item>
      </text:list>
      <text:p text:style-name="P22">Manager</text:p>
      <text:list xml:id="list1958259559" text:style-name="L7">
        <text:list-item>
          <text:p text:style-name="P23">addPatient()</text:p>
        </text:list-item>
        <text:list-item>
          <text:p text:style-name="P24">addStaff(<text:span text:style-name="T6">)</text:span></text:p>
        </text:list-item>
        <text:list-item>
          <text:p text:style-name="P25">modifyStaff()</text:p>
        </text:list-item>
        <text:list-item>
          <text:p text:style-name="P26">modifyShift()</text:p>
        </text:list-item>
      </text:list>
      <text:p text:style-name="P27"/>
      <text:p text:style-name="P28">Doctor</text:p>
      <text:list xml:id="list1983891855" text:style-name="L8">
        <text:list-item>
          <text:p text:style-name="P29">addPrescription()</text:p>
        </text:list-item>
        <text:list-item>
          <text:p text:style-name="P32">allotNurse(prescriptionChanges) <text:s text:c="5"/>// <text:span text:style-name="T7">Optional</text:span></text:p>
        </text:list-item>
      </text:list>
      <text:p text:style-name="P28"/>
      <text:p text:style-name="P30">Nurse</text:p>
      <text:list xml:id="list1873461933" text:style-name="L9">
        <text:list-item>
          <text:p text:style-name="P31">changeMedicines()</text:p>
        </text:list-item>
      </text:list>
      <text:p text:style-name="P30"/>
      <text:p text:style-name="P33">Wards</text:p>
      <text:list xml:id="list32019465" text:style-name="L10">
        <text:list-item>
          <text:p text:style-name="P34">wardNumber</text:p>
        </text:list-item>
      </text:list>
      <text:p text:style-name="P33"/>
      <text:p text:style-name="P35">Rooms</text:p>
      <text:list xml:id="list1426804861" text:style-name="L11">
        <text:list-item>
          <text:p text:style-name="P36">roomNumber</text:p>
        </text:list-item>
        <text:list-item>
          <text:p text:style-name="P39"><text:soft-page-break/>genderAssociated</text:p>
        </text:list-item>
      </text:list>
      <text:p text:style-name="P37"/>
      <text:p text:style-name="P37">Beds</text:p>
      <text:list xml:id="list2650126221" text:style-name="L17">
        <text:list-item>
          <text:p text:style-name="P45">patientI<text:span text:style-name="T10">d</text:span></text:p>
        </text:list-item>
      </text:list>
      <text:list xml:id="list2440748585" text:style-name="L12">
        <text:list-item>
          <text:p text:style-name="P38">bedNumber</text:p>
        </text:list-item>
      </text:list>
      <text:p text:style-name="P37"/>
      <text:p text:style-name="P37"/>
      <text:p text:style-name="P40">Prescription</text:p>
      <text:list xml:id="list3667908685" text:style-name="L14">
        <text:list-item>
          <text:p text:style-name="P41">patientI<text:span text:style-name="T8">d</text:span></text:p>
        </text:list-item>
      </text:list>
      <text:p text:style-name="P42"/>
      <text:p text:style-name="P43">MedicineBlock</text:p>
      <text:list xml:id="list2226241340" text:style-name="L15">
        <text:list-item>
          <text:p text:style-name="P44">Date+Time</text:p>
        </text:list-item>
        <text:list-item>
          <text:p text:style-name="P44">Medicines Prescrib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0:45:46.614221033</meta:creation-date>
    <dc:date>2021-04-19T11:17:26.484052960</dc:date>
    <meta:editing-duration>PT31M19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93" meta:character-count="517" meta:non-whitespace-character-count="500"/>
  </office:meta>
</office:document-meta>
</file>